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5e8" officeooo:paragraph-rsid="000ff5e8"/>
    </style:style>
    <style:style style:name="P2" style:family="paragraph" style:parent-style-name="Standard">
      <style:text-properties officeooo:rsid="000ff5e8" officeooo:paragraph-rsid="000ff5e8"/>
    </style:style>
    <style:style style:name="T1" style:family="text">
      <style:text-properties officeooo:rsid="001108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centagem engana, as vzs com ocentor oeste eh 3 vagas efetivada e 5 inscritos, mas no nrodeste parece qpequno a porcentagem porem tem 30000 inscritos e 500 vagas efetivadas…</text:p>
      <text:p text:style-name="P1"/>
      <text:p text:style-name="P1"/>
      <text:p text:style-name="P1">o numero eh maior!</text:p>
      <text:p text:style-name="P1"/>
      <text:p text:style-name="P1"/>
      <text:p text:style-name="P1">Tentar usar as 11 grande areas ( agrupar os cursos por elas) <text:span text:style-name="T1">CI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21:55:07.983511882</meta:creation-date>
    <dc:date>2025-09-29T22:03:56.262232780</dc:date>
    <meta:editing-duration>PT1M1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46" meta:character-count="258" meta:non-whitespace-character-count="215"/>
  </office:meta>
</office:document-meta>
</file>